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officeooo:rsid="001165b7" officeooo:paragraph-rsid="00064278" style:font-size-asian="12pt" style:font-size-complex="12pt"/>
    </style:style>
    <style:style style:name="P2" style:family="paragraph" style:parent-style-name="Standard">
      <style:paragraph-properties fo:line-height="150%"/>
      <style:text-properties style:font-name="Times New Roman" fo:language="en" fo:country="US" fo:font-weight="bold" officeooo:rsid="00009bb0" officeooo:paragraph-rsid="00009bb0" style:font-weight-asian="bold" style:font-weight-complex="bold"/>
    </style:style>
    <style:style style:name="P3" style:family="paragraph" style:parent-style-name="Standard">
      <style:paragraph-properties fo:line-height="150%"/>
      <style:text-properties style:font-name="Times New Roman" fo:language="en" fo:country="US" fo:font-weight="normal" officeooo:rsid="00009bb0" officeooo:paragraph-rsid="00009bb0" style:font-weight-asian="normal" style:font-weight-complex="normal"/>
    </style:style>
    <style:style style:name="P4" style:family="paragraph" style:parent-style-name="Standard">
      <style:paragraph-properties fo:line-height="150%"/>
      <style:text-properties style:font-name="Times New Roman" fo:language="en" fo:country="US" fo:font-weight="normal" officeooo:rsid="000191ba" officeooo:paragraph-rsid="000191ba" style:font-weight-asian="normal" style:font-weight-complex="normal"/>
    </style:style>
    <style:style style:name="P5" style:family="paragraph" style:parent-style-name="Standard">
      <style:paragraph-properties fo:line-height="150%"/>
      <style:text-properties style:font-name="Times New Roman" fo:language="en" fo:country="US" fo:font-weight="normal" officeooo:rsid="00027aae" officeooo:paragraph-rsid="00027aae" style:font-weight-asian="normal" style:font-weight-complex="normal"/>
    </style:style>
    <style:style style:name="P6" style:family="paragraph" style:parent-style-name="Standard">
      <style:paragraph-properties fo:line-height="150%"/>
      <style:text-properties style:font-name="Times New Roman" fo:language="en" fo:country="US" fo:font-weight="normal" officeooo:rsid="00027aae" officeooo:paragraph-rsid="0002d7ee" style:font-weight-asian="normal" style:font-weight-complex="normal"/>
    </style:style>
    <style:style style:name="P7" style:family="paragraph" style:parent-style-name="Standard">
      <style:paragraph-properties fo:line-height="150%"/>
      <style:text-properties style:font-name="Times New Roman" fo:language="en" fo:country="US" fo:font-style="normal" fo:font-weight="bold" officeooo:rsid="0004fd4b" officeooo:paragraph-rsid="0004fd4b" style:font-style-asian="normal" style:font-weight-asian="bold" style:font-style-complex="normal" style:font-weight-complex="bold"/>
    </style:style>
    <style:style style:name="P8" style:family="paragraph" style:parent-style-name="Standard" style:list-style-name="L1">
      <style:paragraph-properties fo:line-height="150%"/>
      <style:text-properties style:font-name="Times New Roman" fo:font-style="italic" officeooo:rsid="0004fd4b" officeooo:paragraph-rsid="0004fd4b" style:font-style-asian="italic" style:font-style-complex="italic"/>
    </style:style>
    <style:style style:name="P9" style:family="paragraph" style:parent-style-name="Standard" style:list-style-name="L1">
      <style:paragraph-properties fo:line-height="150%"/>
      <style:text-properties style:font-name="Times New Roman" fo:font-style="italic" officeooo:rsid="0005f8bf" officeooo:paragraph-rsid="0005f8bf" style:font-style-asian="italic" style:font-style-complex="italic"/>
    </style:style>
    <style:style style:name="P10" style:family="paragraph" style:parent-style-name="Standard" style:list-style-name="L1">
      <style:paragraph-properties fo:line-height="150%"/>
      <style:text-properties style:font-name="Times New Roman" fo:font-style="italic" officeooo:rsid="00060b54" officeooo:paragraph-rsid="00060b54" style:font-style-asian="italic" style:font-style-complex="italic"/>
    </style:style>
    <style:style style:name="P11" style:family="paragraph" style:parent-style-name="Standard">
      <style:paragraph-properties fo:line-height="150%"/>
      <style:text-properties style:font-name="Times New Roman" fo:font-style="italic" officeooo:rsid="00060b54" officeooo:paragraph-rsid="00060b54" style:font-style-asian="italic" style:font-style-complex="italic"/>
    </style:style>
    <style:style style:name="P12" style:family="paragraph" style:parent-style-name="Standard" style:list-style-name="L1">
      <style:paragraph-properties fo:line-height="150%"/>
      <style:text-properties style:font-name="Times New Roman" fo:font-style="normal" officeooo:rsid="0004fd4b" officeooo:paragraph-rsid="0004fd4b" style:font-style-asian="normal" style:font-style-complex="normal"/>
    </style:style>
    <style:style style:name="P13" style:family="paragraph" style:parent-style-name="Standard" style:list-style-name="L1">
      <style:paragraph-properties fo:line-height="150%"/>
      <style:text-properties style:font-name="Times New Roman" fo:font-style="normal" officeooo:rsid="0005f8bf" officeooo:paragraph-rsid="0005f8bf" style:font-style-asian="normal" style:font-style-complex="normal"/>
    </style:style>
    <style:style style:name="P14" style:family="paragraph" style:parent-style-name="Standard" style:list-style-name="L1">
      <style:paragraph-properties fo:line-height="150%"/>
      <style:text-properties style:font-name="Times New Roman" fo:font-style="normal" officeooo:rsid="00060b54" officeooo:paragraph-rsid="00060b54" style:font-style-asian="normal" style:font-style-complex="normal"/>
    </style:style>
    <style:style style:name="P15" style:family="paragraph" style:parent-style-name="Standard">
      <style:paragraph-properties fo:line-height="150%"/>
      <style:text-properties style:font-name="Times New Roman" fo:font-style="normal" officeooo:rsid="00060b54" officeooo:paragraph-rsid="00060b54" style:font-style-asian="normal" style:font-style-complex="normal"/>
    </style:style>
    <style:style style:name="P16" style:family="paragraph" style:parent-style-name="Standard">
      <style:paragraph-properties fo:line-height="150%"/>
      <style:text-properties style:font-name="Times New Roman" fo:font-style="normal" officeooo:rsid="00484046" officeooo:paragraph-rsid="00064278" style:font-style-asian="normal" style:font-style-complex="normal"/>
    </style:style>
    <style:style style:name="P17" style:family="paragraph" style:parent-style-name="Standard">
      <style:paragraph-properties fo:line-height="150%"/>
      <style:text-properties style:font-name="Times New Roman" fo:font-style="normal" officeooo:rsid="0006b1ad" officeooo:paragraph-rsid="0006b1ad" style:font-style-asian="normal" style:font-style-complex="normal"/>
    </style:style>
    <style:style style:name="P18" style:family="paragraph" style:parent-style-name="Standard" style:list-style-name="L1">
      <style:paragraph-properties fo:line-height="150%"/>
      <style:text-properties style:font-name="Times New Roman" fo:font-style="normal" fo:font-weight="normal" officeooo:rsid="0004fd4b" officeooo:paragraph-rsid="0004fd4b" style:font-style-asian="normal" style:font-weight-asian="normal" style:font-style-complex="normal" style:font-weight-complex="normal"/>
    </style:style>
    <style:style style:name="P19" style:family="paragraph" style:parent-style-name="Standard">
      <style:paragraph-properties fo:line-height="150%"/>
      <style:text-properties style:font-name="Times New Roman" officeooo:paragraph-rsid="000191ba"/>
    </style:style>
    <style:style style:name="P20" style:family="paragraph" style:parent-style-name="Standard" style:list-style-name="L1">
      <style:paragraph-properties fo:line-height="150%"/>
      <style:text-properties style:font-name="Times New Roman" officeooo:paragraph-rsid="0004fd4b"/>
    </style:style>
    <style:style style:name="P21" style:family="paragraph" style:parent-style-name="Standard">
      <style:paragraph-properties fo:margin-left="0.4366in" fo:margin-right="0in" fo:line-height="150%" fo:text-indent="0in" style:auto-text-indent="false"/>
      <style:text-properties style:font-name="Times New Roman" fo:font-style="normal" officeooo:rsid="00060b54" officeooo:paragraph-rsid="00060b54" style:font-style-asian="normal" style:font-style-complex="normal"/>
    </style:style>
    <style:style style:name="P22" style:family="paragraph" style:parent-style-name="Footnote">
      <style:text-properties officeooo:rsid="00009bb0" officeooo:paragraph-rsid="00009bb0"/>
    </style:style>
    <style:style style:name="P23" style:family="paragraph" style:parent-style-name="Footnote">
      <style:text-properties officeooo:rsid="00027aae" officeooo:paragraph-rsid="00027aae"/>
    </style:style>
    <style:style style:name="P24" style:family="paragraph" style:parent-style-name="Footnote">
      <style:text-properties officeooo:rsid="000323c3" officeooo:paragraph-rsid="000323c3"/>
    </style:style>
    <style:style style:name="P25" style:family="paragraph" style:parent-style-name="Footnote">
      <style:text-properties officeooo:rsid="0004fd4b" officeooo:paragraph-rsid="0004fd4b"/>
    </style:style>
    <style:style style:name="P26" style:family="paragraph" style:parent-style-name="Footnote">
      <style:text-properties officeooo:rsid="00064278" officeooo:paragraph-rsid="00064278"/>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00191ba" style:font-weight-asian="normal" style:font-weight-complex="normal"/>
    </style:style>
    <style:style style:name="T4" style:family="text">
      <style:text-properties fo:language="en" fo:country="US" fo:font-weight="normal" officeooo:rsid="00060b54" style:font-weight-asian="normal" style:font-weight-complex="normal"/>
    </style:style>
    <style:style style:name="T5" style:family="text">
      <style:text-properties fo:language="en" fo:country="US" fo:font-style="normal" fo:font-weight="normal" officeooo:rsid="0004fd4b" style:font-style-asian="normal" style:font-weight-asian="normal" style:font-style-complex="normal" style:font-weight-complex="normal"/>
    </style:style>
    <style:style style:name="T6" style:family="text">
      <style:text-properties fo:language="en" fo:country="U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2d7ee" style:font-style-asian="italic" style:font-style-complex="italic"/>
    </style:style>
    <style:style style:name="T9" style:family="text">
      <style:text-properties officeooo:rsid="0002d7e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TER 6: Digital Security: Protecting ourselves and our documentation</text:p>
      <text:p text:style-name="P3"/>
      <text:p text:style-name="P3">Many WHRDs rely on using the internet and information and communications technologies (ICTs) to share important information about cases and strategies and other sensitive information. We email many details of our work, we publicize our advocacy actions, we share insights about our ideas and we make specific demands from governments and those with religious or political power. We use various forms of social media, from publicizing meeting information on Facebook, to sending updates on court cases from our mobile phones on Twitter, to sharing campaigning photos on Instagram.</text:p>
      <text:p text:style-name="P3"/>
      <text:p text:style-name="P3"><text:tab/>Government surveillance (along with that of other authorities) has moved into the cybersphere with great sophistication. It is therefore vital for activists to know how to protect ourselves against threats to the information we collect and use. Our documentation, whether it sits in our desks, in our phones, in computer files or on websites must remain as secure as possible in order to protect those who are at physical, psychological and professional risk<text:note text:id="ftn0" text:note-class="footnote"><text:note-citation text:label="124">124</text:note-citation><text:note-body><text:p text:style-name="P22">See Annex for additional resources on digital security.</text:p></text:note-body></text:note>. </text:p>
      <text:p text:style-name="P3"/>
      <text:p text:style-name="P3">Examples of concerns include:</text:p>
      <text:p text:style-name="P3">•<text:tab/>Office break-ins</text:p>
      <text:p text:style-name="P3">•<text:tab/>Confiscation of computers, phones and other equipment</text:p>
      <text:p text:style-name="P3">•<text:tab/>Exposure of lists of members of organizations, including their names and contact information</text:p>
      <text:p text:style-name="P3">•<text:tab/>Harassment, cyberstalking and image manipulation</text:p>
      <text:p text:style-name="P3">•<text:tab/>Hacking of email accounts and websites</text:p>
      <text:p text:style-name="P3">•<text:tab/>Identity theft</text:p>
      <text:p text:style-name="P3">Risks to digital security can also be directly linked to risks to physical “simply” be trying to intimidate individual defenders or their organizations.</text:p>
      <text:p text:style-name="P3"/>
      <text:p text:style-name="P3">&lt;BLUE BOX&gt;</text:p>
      <text:p text:style-name="P3">In our offices and in our homes, the information we create, store and use for documentation purposes can be of great value not only to us, but also to those who seek to curtail our work.</text:p>
      <text:p text:style-name="P3">&lt;/BOX&gt;</text:p>
      <text:p text:style-name="P3"/>
      <text:p text:style-name="P4">According to a 2013 global survey conducted by the Association for Progressive Communications concerning WHRDs working on sexual and reproductive rights and health, LGBT issues, access to safe <text:soft-page-break/>abortion, sexual violence and sexuality education:</text:p>
      <text:p text:style-name="P4"/>
      <text:p text:style-name="P4"><text:tab/>About half (51%) of the sexual rights activists, advocates, scholars and policy makers who filled out the survey had at some point received violent messages, threats or [offensive comments] while working online.</text:p>
      <text:p text:style-name="P4"/>
      <text:p text:style-name="P4">&lt;WHITE BOX WITH IMAGE&gt;</text:p>
      <text:p text:style-name="P4">Take Back The Tech! is a call to everyone, especially women and girls, to take control of</text:p>
      <text:p text:style-name="P19"><text:span text:style-name="T3">technology to end violence against women. It’s a global, collaborative campaign project that highlights the problem of tech-related violence against women, together with research and solutions from different parts of the world. For more information go to https://www.takebackthetech.net/frequently-asked-questions.</text:span></text:p>
      <text:p text:style-name="P4">&lt;/BOX&gt;</text:p>
      <text:p text:style-name="P4"/>
      <text:p text:style-name="P4"/>
      <text:p text:style-name="P5">About one third of the sample mentioned intimidation (34%), blocking and filtering (33%) or censorship (29%)<text:note text:id="ftn1" text:note-class="footnote"><text:note-citation text:label="125">125</text:note-citation><text:note-body><text:p text:style-name="P23">GenderIT.org, Survey on sexual activism, morality and the internet, available at http://www.genderit.org/articles/sur-</text:p><text:p text:style-name="P23">vey-sexual-activism-morality-and-internet; AWID, Our Right to Safety: Women Human Rights Defenders’ Holistic</text:p><text:p text:style-name="P23">Approach to Protection; p. 21; and Security in a Box’s Digital Threats to the LGBTI Community at https://securityinabox.org/en/lgbti-africa/digital-threats-african-lgbti-community</text:p></text:note-body></text:note>. </text:p>
      <text:p text:style-name="P5"/>
      <text:p text:style-name="P5"><text:tab/>There are a number of good resources for WHRDs to use to strengthen online security and to protect our documentation and other information. A good place to start is by doing what is called a “Threat Modeling” process. The Electronic Frontier Foundation claims:</text:p>
      <text:p text:style-name="P6"><text:tab/></text:p>
      <text:p text:style-name="P6"><text:tab/><text:span text:style-name="T7">There is no single solution for keeping yourself safe online. Digital security isn’t about which <text:tab/>tools you use; rather, it’s about understanding the threats you face and how you can counter <text:tab/>hose threats. </text:span><text:span text:style-name="T8">To become more secure, you must determine what you need to protect, and from</text:span></text:p>
      <text:p text:style-name="P6"><text:span text:style-name="T8"><text:tab/>whom you need to protect it. Threats can change depending on where you’re located, what <text:tab/>you’re doing, and with whom you’re working. Therefore, in order to determine what solutions <text:tab/>will be best for you, you should conduct a threat modeling assessment.</text:span><text:span text:style-name="T8"><text:note text:id="ftn2" text:note-class="footnote"><text:note-citation text:label="126">126</text:note-citation><text:note-body><text:p text:style-name="P24">Surveillance Self-Defence; https://ssd.eff.org/en/module/introduction-threat-modeling</text:p></text:note-body></text:note></text:span></text:p>
      <text:p text:style-name="P6"/>
      <text:p text:style-name="P7"><text:soft-page-break/><text:span text:style-name="T9">There are 5 questions you should ask</text:span><text:span text:style-name="T9"><text:note text:id="ftn3" text:note-class="footnote"><text:note-citation text:label="127">127</text:note-citation><text:note-body><text:p text:style-name="P25"><text:s/>Modified from Surveillance Self-Defence, Ibid.</text:p></text:note-body></text:note></text:span></text:p>
      <text:p text:style-name="P7"/>
      <text:list xml:id="list8053839693824548551" text:style-name="L1">
        <text:list-item>
          <text:p text:style-name="P20"><text:span text:style-name="T5">What do you want to protect?</text:span></text:p>
          <text:p text:style-name="P8"><text:span text:style-name="T2">Write down a list of data that you keep, where it’s kept, who has access to it, and what stops others from accessing it.</text:span></text:p>
        </text:list-item>
        <text:list-item>
          <text:p text:style-name="P12"><text:span text:style-name="T2">Who do you want to protect it from?</text:span></text:p>
          <text:p text:style-name="P8"><text:span text:style-name="T2">Make a list of who might want to get a hold of your data or communications. It might be an individual, a government agency or a corporation.</text:span></text:p>
        </text:list-item>
        <text:list-item>
          <text:p text:style-name="P18"><text:span text:style-name="T1">How likely is it that you will need to protect it?</text:span></text:p>
          <text:p text:style-name="P8"><text:span text:style-name="T2">Write down what your adversary might want to do with your private data</text:span></text:p>
        </text:list-item>
        <text:list-item>
          <text:p text:style-name="P13"><text:span text:style-name="T2">How bad are the consequences if you fail?</text:span></text:p>
          <text:p text:style-name="P9"><text:span text:style-name="T2">Do a risk assessment and strategize so you can be prepared for those consequences.</text:span></text:p>
        </text:list-item>
        <text:list-item>
          <text:p text:style-name="P14"><text:span text:style-name="T2">How much trouble are you willing to go through in order to try to prevent those consequences?</text:span></text:p>
          <text:p text:style-name="P10"><text:span text:style-name="T2">Consider what resources (human and financial) you have, or your organization has, to invest to protect against these risks and consequences.</text:span></text:p>
        </text:list-item>
      </text:list>
      <text:p text:style-name="P15"/>
      <text:p text:style-name="P15"><text:span text:style-name="T2">Documentation material ought to be kept securely and copied as necessary. If you send material to organizations, government representatives or U.N. officials,keep copies and records on having sent particular content. Consider keeping original or copied material in places that may be safer than in your home or office particularly if you feel at risk.</text:span></text:p>
      <text:p text:style-name="P11"/>
      <text:p text:style-name="P1">&lt;TEXT IN CASE STUDY BOX&gt;</text:p>
      <text:p text:style-name="P16"><text:span text:style-name="T4"><text:tab/>CASE STUDIES: THREATS TO INFORMATION, WEBSITES AND OFFICES</text:span></text:p>
      <text:p text:style-name="P21"><text:span text:style-name="T2">In March 2015, the website of the Women Human Rights Defenders International Coalition (WHRD-IC) was hacked. The website was replaced with a black screen that included threatening text denouncing human rights activism. The hacking was not just a defacement, as some files were also destroyed and malicious code was installed (this is computer program code which is intended to damage the operating system and contents). The WHRD-IC had to deactivate the website until the malicious code could be removed and the website re-uploaded. The WHRD-IC worked to fix this problem with activists who understand technology and digital safety. While the WHRD-IC was able to fix the problems within a few days, most organizations do not have</text:span></text:p>
      <text:p text:style-name="P21"><text:span text:style-name="T2">immediate resources to access immediate solutions. Those investigating the cyber-attack learned </text:span><text:soft-page-break/><text:span text:style-name="T2">that the problem originated from a group operating out of Algeria that has a history of targeting human rights organisations.</text:span></text:p>
      <text:p text:style-name="P21"><text:span text:style-name="T2"/></text:p>
      <text:p text:style-name="P21"><text:span text:style-name="T6">In Zimbabwe, in 2012, police raided the office of Gays and Lesbians of Zimbabwe, where they remained for six hours.</text:span><text:span text:style-name="T2"> Subsequent to that break in, during which computers and other office equipment was confiscated, 44 members and colleagues were subjected to detention, beating and ill-treatment by police</text:span><text:span text:style-name="T2"><text:note text:id="ftn4" text:note-class="footnote"><text:note-citation text:label="128">128</text:note-citation><text:note-body><text:p text:style-name="P26">A/HRC/29/23, para. 35.</text:p></text:note-body></text:note></text:span><text:span text:style-name="T2">. The raid occurred just after GALZ released a report on human rights violations and a briefing on the draft constitution. In 2014, police stormed a GALZ training workshop on digital story-telling and digital security and arrested the youth coordinator and the training facilitator. GALZ activists have asserted that the government has persistently monitored and harassed the organization for years. They also note that there have been significant delays in cases brought to challenge the government and police</text:span><text:span text:style-name="T2"><text:note text:id="ftn5" text:note-class="footnote"><text:note-citation text:label="129">129</text:note-citation><text:note-body><text:p text:style-name="P26">“ZLHR Condemns GALZ raids and state sponsored homophobia against LGBTS”; http://www.thezimbabwean.co/2012/08/zlhr-condemns-galz-raids-and/</text:p></text:note-body></text:note></text:span><text:span text:style-name="T2">. </text:span></text:p>
      <text:p text:style-name="P17"><text:span text:style-name="T2">&lt;/BOX&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20:43:36.504308006</meta:creation-date>
    <meta:generator>LibreOffice/4.3.3.2$Linux_x86 LibreOffice_project/430m0$Build-2</meta:generator>
    <dc:date>2016-04-10T21:01:46.458324244</dc:date>
    <meta:editing-duration>PT18M5S</meta:editing-duration>
    <meta:editing-cycles>10</meta:editing-cycles>
    <meta:document-statistic meta:table-count="0" meta:image-count="0" meta:object-count="0" meta:page-count="4" meta:paragraph-count="51" meta:word-count="1121" meta:character-count="7380" meta:non-whitespace-character-count="6299"/>
  </office:meta>
</office:document-meta>
</file>